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330" officeooo:paragraph-rsid="00176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END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7:31:17.143000000</meta:creation-date>
    <dc:date>2024-04-08T17:31:28.366000000</dc:date>
    <meta:editing-duration>PT1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6.0.3$Windows_X86_64 LibreOffice_project/69edd8b8ebc41d00b4de3915dc82f8f0fc3b6265</meta:generator>
  </office:meta>
</office:document-meta>
</file>